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苗栗縣第1選舉區">
      <style:table-properties table:display="true" style:writing-mode="lr-tb"/>
    </style:style>
    <style:style style:name="ta2" style:family="table" style:master-page-name="PageStyle_5f_苗栗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苗栗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苗栗縣第1選舉區候選人在各投開票所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康世明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陳超明</text:p>
            <text:p>無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60358" calcext:value-type="float">
            <text:p>60,358</text:p>
          </table:table-cell>
          <table:table-cell table:style-name="ce3" office:value-type="float" office:value="79521" calcext:value-type="float">
            <text:p>79,521</text:p>
          </table:table-cell>
          <table:table-cell table:style-name="ce3" office:value-type="float" office:value="139879" calcext:value-type="float">
            <text:p>139,879</text:p>
          </table:table-cell>
          <table:table-cell table:style-name="ce3" office:value-type="float" office:value="7569" calcext:value-type="float">
            <text:p>7,569</text:p>
          </table:table-cell>
          <table:table-cell table:style-name="ce3" office:value-type="float" office:value="147448" calcext:value-type="float">
            <text:p>147,4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451" calcext:value-type="float">
            <text:p>147,451</text:p>
          </table:table-cell>
          <table:table-cell table:style-name="ce3" office:value-type="float" office:value="58407" calcext:value-type="float">
            <text:p>58,407</text:p>
          </table:table-cell>
          <table:table-cell table:style-name="ce3" office:value-type="float" office:value="205858" calcext:value-type="float">
            <text:p>205,858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南鎮</text:p>
          </table:table-cell>
          <table:table-cell table:style-name="ce2" table:number-columns-repeated="2"/>
          <table:table-cell table:style-name="ce3" office:value-type="float" office:value="22412" calcext:value-type="float">
            <text:p>22,412</text:p>
          </table:table-cell>
          <table:table-cell table:style-name="ce3" office:value-type="float" office:value="25561" calcext:value-type="float">
            <text:p>25,561</text:p>
          </table:table-cell>
          <table:table-cell table:style-name="ce3" office:value-type="float" office:value="47973" calcext:value-type="float">
            <text:p>47,973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50946" calcext:value-type="float">
            <text:p>50,9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947" calcext:value-type="float">
            <text:p>50,947</text:p>
          </table:table-cell>
          <table:table-cell table:style-name="ce3" office:value-type="float" office:value="18775" calcext:value-type="float">
            <text:p>18,775</text:p>
          </table:table-cell>
          <table:table-cell table:style-name="ce3" office:value-type="float" office:value="69722" calcext:value-type="float">
            <text:p>69,722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7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2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6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88" calcext:value-type="float">
            <text:p>1,288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8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0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89" calcext:value-type="float">
            <text:p>1,289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0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6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69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義里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造橋鄉</text:p>
          </table:table-cell>
          <table:table-cell table:style-name="ce2" table:number-columns-repeated="2"/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4180" calcext:value-type="float">
            <text:p>4,180</text:p>
          </table:table-cell>
          <table:table-cell table:style-name="ce3" office:value-type="float" office:value="6708" calcext:value-type="float">
            <text:p>6,70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141" calcext:value-type="float">
            <text:p>7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1" calcext:value-type="float">
            <text:p>7,141</text:p>
          </table:table-cell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10151" calcext:value-type="float">
            <text:p>10,151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68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興村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湖村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7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龍村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談文村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昇村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9.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後龍鎮</text:p>
          </table:table-cell>
          <table:table-cell table:style-name="ce2" table:number-columns-repeated="2"/>
          <table:table-cell table:style-name="ce3" office:value-type="float" office:value="7756" calcext:value-type="float">
            <text:p>7,756</text:p>
          </table:table-cell>
          <table:table-cell table:style-name="ce3" office:value-type="float" office:value="11108" calcext:value-type="float">
            <text:p>11,108</text:p>
          </table:table-cell>
          <table:table-cell table:style-name="ce3" office:value-type="float" office:value="18864" calcext:value-type="float">
            <text:p>18,864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9885" calcext:value-type="float">
            <text:p>19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85" calcext:value-type="float">
            <text:p>19,885</text:p>
          </table:table-cell>
          <table:table-cell table:style-name="ce3" office:value-type="float" office:value="9150" calcext:value-type="float">
            <text:p>9,150</text:p>
          </table:table-cell>
          <table:table-cell table:style-name="ce3" office:value-type="float" office:value="29035" calcext:value-type="float">
            <text:p>29,035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8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龍里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9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68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6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寶里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寶里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富里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校椅里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6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6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埔里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5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4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坑里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6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寧里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6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5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6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3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湖鄉</text:p>
          </table:table-cell>
          <table:table-cell table:style-name="ce2" table:number-columns-repeated="2"/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977" calcext:value-type="float">
            <text:p>3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7" calcext:value-type="float">
            <text:p>3,977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5730" calcext:value-type="float">
            <text:p>5,730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埔村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埔村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湖村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7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湖村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洞村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6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湖村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8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通霄鎮</text:p>
          </table:table-cell>
          <table:table-cell table:style-name="ce2" table:number-columns-repeated="2"/>
          <table:table-cell table:style-name="ce3" office:value-type="float" office:value="8216" calcext:value-type="float">
            <text:p>8,216</text:p>
          </table:table-cell>
          <table:table-cell table:style-name="ce3" office:value-type="float" office:value="10158" calcext:value-type="float">
            <text:p>10,158</text:p>
          </table:table-cell>
          <table:table-cell table:style-name="ce3" office:value-type="float" office:value="18374" calcext:value-type="float">
            <text:p>18,37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9163" calcext:value-type="float">
            <text:p>19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63" calcext:value-type="float">
            <text:p>19,163</text:p>
          </table:table-cell>
          <table:table-cell table:style-name="ce3" office:value-type="float" office:value="8081" calcext:value-type="float">
            <text:p>8,081</text:p>
          </table:table-cell>
          <table:table-cell table:style-name="ce3" office:value-type="float" office:value="27244" calcext:value-type="float">
            <text:p>27,244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東里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6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眉里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龍里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6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8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南里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6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69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島里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8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西里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銅鑼鄉</text:p>
          </table:table-cell>
          <table:table-cell table:style-name="ce2" table:number-columns-repeated="2"/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6218" calcext:value-type="float">
            <text:p>6,218</text:p>
          </table:table-cell>
          <table:table-cell table:style-name="ce3" office:value-type="float" office:value="9559" calcext:value-type="float">
            <text:p>9,55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099" calcext:value-type="float">
            <text:p>10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9" calcext:value-type="float">
            <text:p>10,099</text:p>
          </table:table-cell>
          <table:table-cell table:style-name="ce3" office:value-type="float" office:value="4024" calcext:value-type="float">
            <text:p>4,024</text:p>
          </table:table-cell>
          <table:table-cell table:style-name="ce3" office:value-type="float" office:value="14123" calcext:value-type="float">
            <text:p>14,123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樹村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湖村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森村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68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67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8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68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盛隆村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隆村</text:p>
          </table:table-cell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苑裡鎮</text:p>
          </table:table-cell>
          <table:table-cell table:style-name="ce2" table:number-columns-repeated="2"/>
          <table:table-cell table:style-name="ce3" office:value-type="float" office:value="12053" calcext:value-type="float">
            <text:p>12,053</text:p>
          </table:table-cell>
          <table:table-cell table:style-name="ce3" office:value-type="float" office:value="13713" calcext:value-type="float">
            <text:p>13,713</text:p>
          </table:table-cell>
          <table:table-cell table:style-name="ce3" office:value-type="float" office:value="25766" calcext:value-type="float">
            <text:p>25,76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26877" calcext:value-type="float">
            <text:p>26,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79" calcext:value-type="float">
            <text:p>26,879</text:p>
          </table:table-cell>
          <table:table-cell table:style-name="ce3" office:value-type="float" office:value="10287" calcext:value-type="float">
            <text:p>10,287</text:p>
          </table:table-cell>
          <table:table-cell table:style-name="ce3" office:value-type="float" office:value="37166" calcext:value-type="float">
            <text:p>37,166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北里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港里</text:p>
          </table:table-cell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岸里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苑坑里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坡里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鎮里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蕉埔里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2" table:style-name="ce3" office:value-type="float" office:value="260" calcext:value-type="float">
            <text:p>26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柑里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義鄉</text:p>
          </table:table-cell>
          <table:table-cell table:style-name="ce2" table:number-columns-repeated="2"/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5866" calcext:value-type="float">
            <text:p>5,866</text:p>
          </table:table-cell>
          <table:table-cell table:style-name="ce3" office:value-type="float" office:value="8822" calcext:value-type="float">
            <text:p>8,82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9360" calcext:value-type="float">
            <text:p>9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0" calcext:value-type="float">
            <text:p>9,360</text:p>
          </table:table-cell>
          <table:table-cell table:style-name="ce3" office:value-type="float" office:value="3327" calcext:value-type="float">
            <text:p>3,327</text:p>
          </table:table-cell>
          <table:table-cell table:style-name="ce3" office:value-type="float" office:value="12687" calcext:value-type="float">
            <text:p>12,687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7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style-name="ce2" office:value-type="float" office:value="221" calcext:value-type="float">
            <text:p>22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騰村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7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2" office:value-type="float" office:value="227" calcext:value-type="float">
            <text:p>22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2" office:value-type="float" office:value="228" calcext:value-type="float">
            <text:p>22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苗栗縣第2選舉區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苗栗縣第2選舉區候選人在各投開票所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邱鎮軍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曾玟學</text:p>
            <text:p>無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89111" calcext:value-type="float">
            <text:p>89,111</text:p>
          </table:table-cell>
          <table:table-cell table:style-name="ce3" office:value-type="float" office:value="72749" calcext:value-type="float">
            <text:p>72,749</text:p>
          </table:table-cell>
          <table:table-cell table:style-name="ce3" office:value-type="float" office:value="161860" calcext:value-type="float">
            <text:p>161,860</text:p>
          </table:table-cell>
          <table:table-cell table:style-name="ce3" office:value-type="float" office:value="5225" calcext:value-type="float">
            <text:p>5,225</text:p>
          </table:table-cell>
          <table:table-cell table:style-name="ce3" office:value-type="float" office:value="167085" calcext:value-type="float">
            <text:p>167,0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7089" calcext:value-type="float">
            <text:p>167,089</text:p>
          </table:table-cell>
          <table:table-cell table:style-name="ce3" office:value-type="float" office:value="64774" calcext:value-type="float">
            <text:p>64,774</text:p>
          </table:table-cell>
          <table:table-cell table:style-name="ce3" office:value-type="float" office:value="231863" calcext:value-type="float">
            <text:p>231,863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頭份市</text:p>
          </table:table-cell>
          <table:table-cell table:style-name="ce2" table:number-columns-repeated="2"/>
          <table:table-cell table:style-name="ce3" office:value-type="float" office:value="28053" calcext:value-type="float">
            <text:p>28,053</text:p>
          </table:table-cell>
          <table:table-cell table:style-name="ce3" office:value-type="float" office:value="30943" calcext:value-type="float">
            <text:p>30,943</text:p>
          </table:table-cell>
          <table:table-cell table:style-name="ce3" office:value-type="float" office:value="58996" calcext:value-type="float">
            <text:p>58,996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60860" calcext:value-type="float">
            <text:p>60,8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863" calcext:value-type="float">
            <text:p>60,863</text:p>
          </table:table-cell>
          <table:table-cell table:style-name="ce3" office:value-type="float" office:value="23243" calcext:value-type="float">
            <text:p>23,243</text:p>
          </table:table-cell>
          <table:table-cell table:style-name="ce3" office:value-type="float" office:value="84106" calcext:value-type="float">
            <text:p>84,106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2" office:value-type="float" office:value="229" calcext:value-type="float">
            <text:p>22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8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7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style-name="ce2" office:value-type="float" office:value="232" calcext:value-type="float">
            <text:p>23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6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2" office:value-type="float" office:value="233" calcext:value-type="float">
            <text:p>23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2" office:value-type="float" office:value="234" calcext:value-type="float">
            <text:p>23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482" calcext:value-type="float">
            <text:p>1,482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7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6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2" office:value-type="float" office:value="242" calcext:value-type="float">
            <text:p>24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2" office:value-type="float" office:value="245" calcext:value-type="float">
            <text:p>24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6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2" office:value-type="float" office:value="247" calcext:value-type="float">
            <text:p>24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5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6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69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7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float" office:value="267" calcext:value-type="float">
            <text:p>26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5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8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7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6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6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282" calcext:value-type="float">
            <text:p>28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283" calcext:value-type="float">
            <text:p>28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float" office:value="284" calcext:value-type="float">
            <text:p>28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float" office:value="285" calcext:value-type="float">
            <text:p>28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float" office:value="286" calcext:value-type="float">
            <text:p>28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5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69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灣鄉</text:p>
          </table:table-cell>
          <table:table-cell table:style-name="ce2" table:number-columns-repeated="2"/>
          <table:table-cell table:style-name="ce3" office:value-type="float" office:value="2205" calcext:value-type="float">
            <text:p>2,205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5283" calcext:value-type="float">
            <text:p>5,283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2" office:value-type="float" office:value="305" calcext:value-type="float">
            <text:p>30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2" office:value-type="float" office:value="306" calcext:value-type="float">
            <text:p>30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鏡村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河村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坪村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float" office:value="312" calcext:value-type="float">
            <text:p>31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庄鄉</text:p>
          </table:table-cell>
          <table:table-cell table:style-name="ce2" table:number-columns-repeated="2"/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6322" calcext:value-type="float">
            <text:p>6,322</text:p>
          </table:table-cell>
          <table:table-cell table:style-name="ce4" office:value-type="string" calcext:value-type="string">
            <text:p>6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村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村</text:p>
          </table:table-cell>
          <table:table-cell table:style-name="ce2" office:value-type="float" office:value="314" calcext:value-type="float">
            <text:p>3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8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江村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7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美村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山村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林村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蓬萊村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5" calcext:value-type="float">
            <text:p>395</text:p>
          </table:table-cell>
          <table:table-cell table:style-name="ce4" office:value-type="string" calcext:value-type="string">
            <text:p>6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60.0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苗栗市</text:p>
          </table:table-cell>
          <table:table-cell table:style-name="ce2" table:number-columns-repeated="2"/>
          <table:table-cell table:style-name="ce3" office:value-type="float" office:value="30179" calcext:value-type="float">
            <text:p>30,179</text:p>
          </table:table-cell>
          <table:table-cell table:style-name="ce3" office:value-type="float" office:value="20014" calcext:value-type="float">
            <text:p>20,014</text:p>
          </table:table-cell>
          <table:table-cell table:style-name="ce3" office:value-type="float" office:value="50193" calcext:value-type="float">
            <text:p>50,193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52109" calcext:value-type="float">
            <text:p>52,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10" calcext:value-type="float">
            <text:p>52,110</text:p>
          </table:table-cell>
          <table:table-cell table:style-name="ce3" office:value-type="float" office:value="19139" calcext:value-type="float">
            <text:p>19,139</text:p>
          </table:table-cell>
          <table:table-cell table:style-name="ce3" office:value-type="float" office:value="71249" calcext:value-type="float">
            <text:p>71,249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苗里</text:p>
          </table:table-cell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苗里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float" office:value="329" calcext:value-type="float">
            <text:p>32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2" office:value-type="float" office:value="331" calcext:value-type="float">
            <text:p>33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綠苗里</text:p>
          </table:table-cell>
          <table:table-cell table:style-name="ce2" office:value-type="float" office:value="335" calcext:value-type="float">
            <text:p>33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2" office:value-type="float" office:value="336" calcext:value-type="float">
            <text:p>33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69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2" office:value-type="float" office:value="337" calcext:value-type="float">
            <text:p>33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2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苗里</text:p>
          </table:table-cell>
          <table:table-cell table:style-name="ce2" office:value-type="float" office:value="339" calcext:value-type="float">
            <text:p>33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苗里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341" calcext:value-type="float">
            <text:p>34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恭敬里</text:p>
          </table:table-cell>
          <table:table-cell table:style-name="ce2" office:value-type="float" office:value="342" calcext:value-type="float">
            <text:p>34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2" office:value-type="float" office:value="343" calcext:value-type="float">
            <text:p>34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2" office:value-type="float" office:value="344" calcext:value-type="float">
            <text:p>34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346" calcext:value-type="float">
            <text:p>34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7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347" calcext:value-type="float">
            <text:p>34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348" calcext:value-type="float">
            <text:p>34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5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2" office:value-type="float" office:value="352" calcext:value-type="float">
            <text:p>35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39" calcext:value-type="float">
            <text:p>539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float" office:value="354" calcext:value-type="float">
            <text:p>35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float" office:value="356" calcext:value-type="float">
            <text:p>35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2" office:value-type="float" office:value="358" calcext:value-type="float">
            <text:p>35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5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float" office:value="361" calcext:value-type="float">
            <text:p>36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9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float" office:value="364" calcext:value-type="float">
            <text:p>36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float" office:value="366" calcext:value-type="float">
            <text:p>36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float" office:value="367" calcext:value-type="float">
            <text:p>36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8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float" office:value="372" calcext:value-type="float">
            <text:p>37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float" office:value="373" calcext:value-type="float">
            <text:p>37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float" office:value="374" calcext:value-type="float">
            <text:p>37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float" office:value="376" calcext:value-type="float">
            <text:p>37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float" office:value="377" calcext:value-type="float">
            <text:p>37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float" office:value="378" calcext:value-type="float">
            <text:p>37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6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379" calcext:value-type="float">
            <text:p>37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6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381" calcext:value-type="float">
            <text:p>38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float" office:value="382" calcext:value-type="float">
            <text:p>38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2" office:value-type="float" office:value="383" calcext:value-type="float">
            <text:p>38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2" office:value-type="float" office:value="385" calcext:value-type="float">
            <text:p>38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川里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float" office:value="388" calcext:value-type="float">
            <text:p>38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2" office:value-type="float" office:value="389" calcext:value-type="float">
            <text:p>38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6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2" office:value-type="float" office:value="390" calcext:value-type="float">
            <text:p>39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1.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頭屋鄉</text:p>
          </table:table-cell>
          <table:table-cell table:style-name="ce2" table:number-columns-repeated="2"/>
          <table:table-cell table:style-name="ce3" office:value-type="float" office:value="3897" calcext:value-type="float">
            <text:p>3,897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6166" calcext:value-type="float">
            <text:p>6,16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38" calcext:value-type="float">
            <text:p>6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8" calcext:value-type="float">
            <text:p>6,338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8669" calcext:value-type="float">
            <text:p>8,669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2" office:value-type="float" office:value="392" calcext:value-type="float">
            <text:p>39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0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2" office:value-type="float" office:value="394" calcext:value-type="float">
            <text:p>39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7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坑村</text:p>
          </table:table-cell>
          <table:table-cell table:style-name="ce2" office:value-type="float" office:value="395" calcext:value-type="float">
            <text:p>39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7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曲洞村</text:p>
          </table:table-cell>
          <table:table-cell table:style-name="ce2" office:value-type="float" office:value="396" calcext:value-type="float">
            <text:p>39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飛鳳村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2" office:value-type="float" office:value="398" calcext:value-type="float">
            <text:p>39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float" office:value="401" calcext:value-type="float">
            <text:p>40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7" calcext:value-type="float">
            <text:p>187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鳴鳳村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69.7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獅潭鄉</text:p>
          </table:table-cell>
          <table:table-cell table:style-name="ce2" table:number-columns-repeated="2"/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649" calcext:value-type="float">
            <text:p>3,649</text:p>
          </table:table-cell>
          <table:table-cell table:style-name="ce4" office:value-type="string" calcext:value-type="string">
            <text:p>70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壽村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69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6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林村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木村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76.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公館鄉</text:p>
          </table:table-cell>
          <table:table-cell table:style-name="ce2" table:number-columns-repeated="2"/>
          <table:table-cell table:style-name="ce3" office:value-type="float" office:value="10932" calcext:value-type="float">
            <text:p>10,932</text:p>
          </table:table-cell>
          <table:table-cell table:style-name="ce3" office:value-type="float" office:value="7601" calcext:value-type="float">
            <text:p>7,601</text:p>
          </table:table-cell>
          <table:table-cell table:style-name="ce3" office:value-type="float" office:value="18533" calcext:value-type="float">
            <text:p>18,53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9094" calcext:value-type="float">
            <text:p>19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94" calcext:value-type="float">
            <text:p>19,094</text:p>
          </table:table-cell>
          <table:table-cell table:style-name="ce3" office:value-type="float" office:value="7524" calcext:value-type="float">
            <text:p>7,524</text:p>
          </table:table-cell>
          <table:table-cell table:style-name="ce3" office:value-type="float" office:value="26618" calcext:value-type="float">
            <text:p>26,618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7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2" office:value-type="float" office:value="414" calcext:value-type="float">
            <text:p>41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2" office:value-type="float" office:value="415" calcext:value-type="float">
            <text:p>41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0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style-name="ce2" office:value-type="float" office:value="417" calcext:value-type="float">
            <text:p>41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style-name="ce2" office:value-type="float" office:value="418" calcext:value-type="float">
            <text:p>41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67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float" office:value="419" calcext:value-type="float">
            <text:p>41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2" office:value-type="float" office:value="421" calcext:value-type="float">
            <text:p>42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基村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2" office:value-type="float" office:value="423" calcext:value-type="float">
            <text:p>42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2" office:value-type="float" office:value="424" calcext:value-type="float">
            <text:p>42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5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70" calcext:value-type="float">
            <text:p>1,170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style-name="ce2" office:value-type="float" office:value="427" calcext:value-type="float">
            <text:p>42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礦村</text:p>
          </table:table-cell>
          <table:table-cell table:style-name="ce2" office:value-type="float" office:value="428" calcext:value-type="float">
            <text:p>42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style-name="ce2" office:value-type="float" office:value="429" calcext:value-type="float">
            <text:p>429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style-name="ce2" office:value-type="float" office:value="430" calcext:value-type="float">
            <text:p>43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style-name="ce2" office:value-type="float" office:value="431" calcext:value-type="float">
            <text:p>43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style-name="ce2" office:value-type="float" office:value="432" calcext:value-type="float">
            <text:p>4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8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2" office:value-type="float" office:value="433" calcext:value-type="float">
            <text:p>43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2" office:value-type="float" office:value="434" calcext:value-type="float">
            <text:p>43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2" office:value-type="float" office:value="438" calcext:value-type="float">
            <text:p>43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69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2" office:value-type="float" office:value="439" calcext:value-type="float">
            <text:p>43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河村</text:p>
          </table:table-cell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1" calcext:value-type="float">
            <text:p>211</text:p>
          </table:table-cell>
          <table:table-cell table:style-name="ce4" office:value-type="string" calcext:value-type="string">
            <text:p>6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河村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66.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湖鄉</text:p>
          </table:table-cell>
          <table:table-cell table:style-name="ce2" table:number-columns-repeated="2"/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7455" calcext:value-type="float">
            <text:p>7,45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668" calcext:value-type="float">
            <text:p>7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8" calcext:value-type="float">
            <text:p>7,668</text:p>
          </table:table-cell>
          <table:table-cell table:style-name="ce3" office:value-type="float" office:value="3612" calcext:value-type="float">
            <text:p>3,612</text:p>
          </table:table-cell>
          <table:table-cell table:style-name="ce3" office:value-type="float" office:value="11280" calcext:value-type="float">
            <text:p>11,280</text:p>
          </table:table-cell>
          <table:table-cell table:style-name="ce4" office:value-type="string" calcext:value-type="string">
            <text:p>6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float" office:value="442" calcext:value-type="float">
            <text:p>44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湖村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寮村</text:p>
          </table:table-cell>
          <table:table-cell table:style-name="ce2" office:value-type="float" office:value="445" calcext:value-type="float">
            <text:p>44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float" office:value="448" calcext:value-type="float">
            <text:p>44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8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61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湖村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6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451" calcext:value-type="float">
            <text:p>45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榮村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6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栗林村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8.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泰安鄉</text:p>
          </table:table-cell>
          <table:table-cell table:style-name="ce2" table:number-columns-repeated="2"/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卦村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6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69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string" calcext:value-type="string">
            <text:p>76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7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57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園村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象鼻村</text:p>
          </table:table-cell>
          <table:table-cell table:style-name="ce2" office:value-type="float" office:value="465" calcext:value-type="float">
            <text:p>4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士林村</text:p>
          </table:table-cell>
          <table:table-cell table:style-name="ce2" office:value-type="float" office:value="466" calcext:value-type="float">
            <text:p>4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53.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卓蘭鎮</text:p>
          </table:table-cell>
          <table:table-cell table:style-name="ce2" table:number-columns-repeated="2"/>
          <table:table-cell table:style-name="ce3" office:value-type="float" office:value="4438" calcext:value-type="float">
            <text:p>4,438</text:p>
          </table:table-cell>
          <table:table-cell table:style-name="ce3" office:value-type="float" office:value="4773" calcext:value-type="float">
            <text:p>4,773</text:p>
          </table:table-cell>
          <table:table-cell table:style-name="ce3" office:value-type="float" office:value="9211" calcext:value-type="float">
            <text:p>9,2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403" calcext:value-type="float">
            <text:p>9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3" calcext:value-type="float">
            <text:p>9,403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13284" calcext:value-type="float">
            <text:p>13,284</text:p>
          </table:table-cell>
          <table:table-cell table:style-name="ce4" office:value-type="string" calcext:value-type="string">
            <text:p>7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2" office:value-type="float" office:value="467" calcext:value-type="float">
            <text:p>46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2" office:value-type="float" office:value="468" calcext:value-type="float">
            <text:p>46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9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街里</text:p>
          </table:table-cell>
          <table:table-cell table:style-name="ce2" office:value-type="float" office:value="470" calcext:value-type="float">
            <text:p>47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6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float" office:value="471" calcext:value-type="float">
            <text:p>47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6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float" office:value="472" calcext:value-type="float">
            <text:p>47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float" office:value="473" calcext:value-type="float">
            <text:p>47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坪里</text:p>
          </table:table-cell>
          <table:table-cell table:style-name="ce2" office:value-type="float" office:value="474" calcext:value-type="float">
            <text:p>47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苗豐里</text:p>
          </table:table-cell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4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2" office:value-type="float" office:value="476" calcext:value-type="float">
            <text:p>47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2" office:value-type="float" office:value="477" calcext:value-type="float">
            <text:p>47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2" office:value-type="float" office:value="478" calcext:value-type="float">
            <text:p>47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71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2" office:value-type="float" office:value="479" calcext:value-type="float">
            <text:p>47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2" office:value-type="float" office:value="481" calcext:value-type="float">
            <text:p>48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68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2" office:value-type="float" office:value="482" calcext:value-type="float">
            <text:p>48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2" office:value-type="float" office:value="483" calcext:value-type="float">
            <text:p>48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山里</text:p>
          </table:table-cell>
          <table:table-cell table:style-name="ce2" office:value-type="float" office:value="484" calcext:value-type="float">
            <text:p>4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62.49</text:p>
          </table:table-cell>
          <table:table-cell table:number-columns-repeated="101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苗栗縣第1選舉區" style:display-name="PageStyle_苗栗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苗栗縣第2選舉區" style:display-name="PageStyle_苗栗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5</meta:creation-date>
    <meta:initial-creator>Apache POI</meta:initial-creator>
    <meta:generator>LibreOffice/6.0.7.3$Linux_X86_64 LibreOffice_project/00m0$Build-3</meta:generator>
    <meta:document-statistic meta:table-count="2" meta:cell-count="6058" meta:object-count="0"/>
  </office:meta>
</office:document-meta>
</file>